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0.9063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3.3717in" svg:y="11.1575in">
            <draw:object draw:notify-on-update-of-ranges="Sheet1.H47:Sheet1.H50 Sheet1.I46:Sheet1.I46 Sheet1.I47:Sheet1.I50 Sheet1.H47:Sheet1.H50 Sheet1.J46:Sheet1.J46 Sheet1.J47:Sheet1.J50 Sheet1.H47:Sheet1.H50 Sheet1.K46:Sheet1.K46 Sheet1.K47:Sheet1.K50 Sheet1.H47:Sheet1.H50 Sheet1.L46:Sheet1.L46 Sheet1.L47:Sheet1.L50 Sheet1.H47:Sheet1.H50 Sheet1.M46:Sheet1.M46 Sheet1.M47:Sheet1.M50 Sheet1.H47:Sheet1.H50 Sheet1.N46:Sheet1.N46 Sheet1.N47:Sheet1.N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6248in" svg:y="6.0626in">
            <draw:object draw:notify-on-update-of-ranges="Sheet1.B31:Sheet1.B31 Sheet1.B32:Sheet1.B37 Sheet1.C31:Sheet1.C31 Sheet1.C32:Sheet1.C37 Sheet1.B31:Sheet1.B31 Sheet1.B32:Sheet1.B37 Sheet1.D31:Sheet1.D31 Sheet1.D32:Sheet1.D37 Sheet1.B31:Sheet1.B31 Sheet1.B32:Sheet1.B37 Sheet1.E31:Sheet1.E31 Sheet1.E32:Sheet1.E37 Sheet1.B31:Sheet1.B31 Sheet1.B32:Sheet1.B37 Sheet1.F31:Sheet1.F31 Sheet1.F32:Sheet1.F37 Sheet1.B31:Sheet1.B31 Sheet1.B32:Sheet1.B37 Sheet1.G31:Sheet1.G31 Sheet1.G32:Sheet1.G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7.8157in" svg:y="6.2118in">
            <draw:object draw:notify-on-update-of-ranges="Sheet1.I31:Sheet1.I31 Sheet1.I32:Sheet1.I36 Sheet1.J31:Sheet1.J31 Sheet1.J32:Sheet1.J36 Sheet1.I31:Sheet1.I31 Sheet1.I32:Sheet1.I36 Sheet1.K31:Sheet1.K31 Sheet1.K32:Sheet1.K36 Sheet1.I31:Sheet1.I31 Sheet1.I32:Sheet1.I36 Sheet1.L31:Sheet1.L31 Sheet1.L32:Sheet1.L36 Sheet1.I31:Sheet1.I31 Sheet1.I32:Sheet1.I36 Sheet1.M31:Sheet1.M31 Sheet1.M32:Sheet1.M36 Sheet1.I31:Sheet1.I31 Sheet1.I32:Sheet1.I36 Sheet1.N31:Sheet1.N31 Sheet1.N32:Sheet1.N36 Sheet1.I31:Sheet1.I31 Sheet1.I32:Sheet1.I36 Sheet1.O31:Sheet1.O31 Sheet1.O32:Sheet1.O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25564" calcext:value-type="float">
            <text:p>0.0255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957" calcext:value-type="float">
            <text:p>0.02695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5748" calcext:value-type="float">
            <text:p>0.0857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88682" calcext:value-type="float">
            <text:p>0.68868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49573" calcext:value-type="float">
            <text:p>2.495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1.4554" calcext:value-type="float">
            <text:p>21.45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27671" calcext:value-type="float">
            <text:p>0.01276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118" calcext:value-type="float">
            <text:p>0.06611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4956" calcext:value-type="float">
            <text:p>0.4495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37019" calcext:value-type="float">
            <text:p>3.370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0.4304" calcext:value-type="float">
            <text:p>20.43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91.164" calcext:value-type="float">
            <text:p>191.1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335503" calcext:value-type="float">
            <text:p>0.0033550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041" calcext:value-type="float">
            <text:p>0.019704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5188" calcext:value-type="float">
            <text:p>0.14518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14644" calcext:value-type="float">
            <text:p>1.146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689" calcext:value-type="float">
            <text:p>9.87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4.7832" calcext:value-type="float">
            <text:p>84.78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81308" calcext:value-type="float">
            <text:p>0.004813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8321" calcext:value-type="float">
            <text:p>0.020832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1061" calcext:value-type="float">
            <text:p>0.1610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5328" calcext:value-type="float">
            <text:p>1.2532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6536" calcext:value-type="float">
            <text:p>10.653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9.288" calcext:value-type="float">
            <text:p>159.2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06544" calcext:value-type="float">
            <text:p>0.005065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4649" calcext:value-type="float">
            <text:p>0.02146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4288" calcext:value-type="float">
            <text:p>0.1642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9805" calcext:value-type="float">
            <text:p>1.29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9514" calcext:value-type="float">
            <text:p>10.95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60.312" calcext:value-type="float">
            <text:p>160.31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39744" calcext:value-type="float">
            <text:p>0.005397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791" calcext:value-type="float">
            <text:p>0.0247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8952" calcext:value-type="float">
            <text:p>0.1689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33631" calcext:value-type="float">
            <text:p>1.3363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1.171" calcext:value-type="float">
            <text:p>11.1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1.142" calcext:value-type="float">
            <text:p>161.1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696898" calcext:value-type="float">
            <text:p>0.006968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10687" calcext:value-type="float">
            <text:p>0.11068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0059" calcext:value-type="float">
            <text:p>0.2005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9616" calcext:value-type="float">
            <text:p>1.396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1.4237" calcext:value-type="float">
            <text:p>11.423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2.995" calcext:value-type="float">
            <text:p>162.99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09542" calcext:value-type="float">
            <text:p>0.0050954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4059" calcext:value-type="float">
            <text:p>0.02440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6449" calcext:value-type="float">
            <text:p>0.1664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9117" calcext:value-type="float">
            <text:p>1.291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861" calcext:value-type="float">
            <text:p>10.8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2.519" calcext:value-type="float">
            <text:p>152.5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552379" calcext:value-type="float">
            <text:p>0.0005523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3686" calcext:value-type="float">
            <text:p>0.011368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102" calcext:value-type="float">
            <text:p>0.012010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666098" calcext:value-type="float">
            <text:p>0.066609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83671" calcext:value-type="float">
            <text:p>0.3836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2.4264" calcext:value-type="float">
            <text:p>22.426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1175500" calcext:value-type="float">
            <text:p>1.18E+006</text:p>
          </table:table-cell>
          <table:table-cell table:style-name="ce1"/>
          <table:table-cell office:value-type="string" calcext:value-type="string">
            <text:p>min_TEPS</text:p>
          </table:table-cell>
          <table:table-cell office:value-type="float" office:value="592084" calcext:value-type="float">
            <text:p>59208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613730" calcext:value-type="float">
            <text:p>2.61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04170" calcext:value-type="float">
            <text:p>3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37270" calcext:value-type="float">
            <text:p>2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46900" calcext:value-type="float">
            <text:p>1.65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517760" calcext:value-type="float">
            <text:p>1.52E+006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2643540" calcext:value-type="float">
            <text:p>2.6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03190" calcext:value-type="float">
            <text:p>3.10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38730" calcext:value-type="float">
            <text:p>3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03700" calcext:value-type="float">
            <text:p>3.00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665830" calcext:value-type="float">
            <text:p>1.6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617230" calcext:value-type="float">
            <text:p>1.62E+006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053160" calcext:value-type="float">
            <text:p>3.0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1280" calcext:value-type="float">
            <text:p>3.1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31240" calcext:value-type="float">
            <text:p>3.2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3930" calcext:value-type="float">
            <text:p>3.06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74460" calcext:value-type="float">
            <text:p>1.6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702030" calcext:value-type="float">
            <text:p>1.70E+006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145920" calcext:value-type="float">
            <text:p>3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55210" calcext:value-type="float">
            <text:p>3.2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46670" calcext:value-type="float">
            <text:p>3.3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149580" calcext:value-type="float">
            <text:p>3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685220" calcext:value-type="float">
            <text:p>1.6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441710" calcext:value-type="float">
            <text:p>2.44E+006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326010" calcext:value-type="float">
            <text:p>3.3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11100" calcext:value-type="float">
            <text:p>3.6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58550" calcext:value-type="float">
            <text:p>3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727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66140" calcext:value-type="float">
            <text:p>3.1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685250" calcext:value-type="float">
            <text:p>2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149830" calcext:value-type="float">
            <text:p>3.1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48450" calcext:value-type="float">
            <text:p>3.2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89450" calcext:value-type="float">
            <text:p>3.0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760010" calcext:value-type="float">
            <text:p>1.76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1958.2" calcext:value-type="float">
            <text:p>21958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7589" calcext:value-type="float">
            <text:p>15758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634.3" calcext:value-type="float">
            <text:p>28634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113.5" calcext:value-type="float">
            <text:p>2111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749.9" calcext:value-type="float">
            <text:p>1374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2604.8" calcext:value-type="float">
            <text:p>3260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367403" calcext:value-type="float">
            <text:p>0.36740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66526" calcext:value-type="float">
            <text:p>1.6652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1.1919" calcext:value-type="float">
            <text:p>11.191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86.7126" calcext:value-type="float">
            <text:p>86.712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18.225" calcext:value-type="float">
            <text:p>718.2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9975.51" calcext:value-type="float">
            <text:p>9975.51</text:p>
          </table:table-cell>
          <table:table-cell table:number-columns-repeated="16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  <table:table-cell table:number-columns-repeated="9"/>
        </table:table-row>
        <table:table-row table:style-name="ro1">
          <table:table-cell table:number-columns-repeated="92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table:style-name="ce1" office:value-type="float" office:value="293197" calcext:value-type="float">
            <text:p>2.93E+005</text:p>
          </table:table-cell>
          <table:table-cell table:style-name="ce1" office:value-type="float" office:value="152490" calcext:value-type="float">
            <text:p>1.52E+0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607720" calcext:value-type="float">
            <text:p>1.61E+006</text:p>
          </table:table-cell>
          <table:table-cell table:style-name="ce1" office:value-type="float" office:value="2685250" calcext:value-type="float">
            <text:p>2.69E+006</text:p>
          </table:table-cell>
          <table:table-cell table:style-name="ce1" office:value-type="float" office:value="3149830" calcext:value-type="float">
            <text:p>3.15E+006</text:p>
          </table:table-cell>
          <table:table-cell table:style-name="ce1" office:value-type="float" office:value="3248450" calcext:value-type="float">
            <text:p>3.25E+006</text:p>
          </table:table-cell>
          <table:table-cell table:style-name="ce1" office:value-type="float" office:value="3089450" calcext:value-type="float">
            <text:p>3.09E+006</text:p>
          </table:table-cell>
          <table:table-cell table:style-name="ce1" office:value-type="float" office:value="1760010" calcext:value-type="float">
            <text:p>1.76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685250" calcext:value-type="float">
            <text:p>2.69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149830" calcext:value-type="float">
            <text:p>3.15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248450" calcext:value-type="float">
            <text:p>3.25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089450" calcext:value-type="float">
            <text:p>3.09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760010" calcext:value-type="float">
            <text:p>1.76E+006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85"/>
        </table:table-row>
        <table:table-row table:style-name="ro1" table:number-rows-repeated="6">
          <table:table-cell table:number-columns-repeated="92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90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 table:number-columns-repeated="8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7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86"/>
        </table:table-row>
        <table:table-row table:style-name="ro1" table:number-rows-repeated="5">
          <table:table-cell table:number-columns-repeated="92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78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74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table:formula="of:=[.I59]/[.J59]" office:value-type="float" office:value="0.0471714033093343" calcext:value-type="float">
            <text:p>0.0471714033</text:p>
          </table:table-cell>
          <table:table-cell table:formula="of:=[.K59]/[.L59]" office:value-type="float" office:value="0.0261790613442041" calcext:value-type="float">
            <text:p>0.0261790613</text:p>
          </table:table-cell>
          <table:table-cell table:formula="of:=[.M59]/[.N59]" office:value-type="float" office:value="0.0148313437617971" calcext:value-type="float">
            <text:p>0.0148313438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60]/[.J60]" office:value-type="float" office:value="0.0422818006325215" calcext:value-type="float">
            <text:p>0.0422818006</text:p>
          </table:table-cell>
          <table:table-cell table:formula="of:=[.K60]/[.L60]" office:value-type="float" office:value="0.0434747532733173" calcext:value-type="float">
            <text:p>0.0434747533</text:p>
          </table:table-cell>
          <table:table-cell table:formula="of:=[.M60]/[.N60]" office:value-type="float" office:value="0.0272036985527012" calcext:value-type="float">
            <text:p>0.027203698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61]/[.J61]" office:value-type="float" office:value="0.0543611475573808" calcext:value-type="float">
            <text:p>0.0543611476</text:p>
          </table:table-cell>
          <table:table-cell table:formula="of:=[.K61]/[.L61]" office:value-type="float" office:value="0.0380531951471094" calcext:value-type="float">
            <text:p>0.0380531951</text:p>
          </table:table-cell>
          <table:table-cell table:formula="of:=[.M61]/[.N61]" office:value-type="float" office:value="0.0237361315672794" calcext:value-type="float">
            <text:p>0.0237361316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2]/[.J62]" office:value-type="float" office:value="0.0548329762643063" calcext:value-type="float">
            <text:p>0.0548329763</text:p>
          </table:table-cell>
          <table:table-cell table:formula="of:=[.K62]/[.L62]" office:value-type="float" office:value="0.0291280410055479" calcext:value-type="float">
            <text:p>0.029128041</text:p>
          </table:table-cell>
          <table:table-cell table:formula="of:=[.M62]/[.N62]" office:value-type="float" office:value="0.0239649355344017" calcext:value-type="float">
            <text:p>0.0239649355</text:p>
          </table:table-cell>
          <table:table-cell table:number-columns-repeated="7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3]/[.J63]" office:value-type="float" office:value="0.0594086671642167" calcext:value-type="float">
            <text:p>0.0594086672</text:p>
          </table:table-cell>
          <table:table-cell table:formula="of:=[.K63]/[.L63]" office:value-type="float" office:value="0.0261791893265957" calcext:value-type="float">
            <text:p>0.0261791893</text:p>
          </table:table-cell>
          <table:table-cell table:formula="of:=[.M63]/[.N63]" office:value-type="float" office:value="0.0237500156914927" calcext:value-type="float">
            <text:p>0.0237500157</text:p>
          </table:table-cell>
          <table:table-cell table:number-columns-repeated="72"/>
        </table:table-row>
        <table:table-row table:style-name="ro1">
          <table:table-cell table:number-columns-repeated="17"/>
          <table:table-cell table:formula="of:=[.I64]/[.J64]" office:value-type="float" office:value="0.0307776603901921" calcext:value-type="float">
            <text:p>0.0307776604</text:p>
          </table:table-cell>
          <table:table-cell table:formula="of:=[.K64]/[.L64]" office:value-type="float" office:value="0.0165204107268764" calcext:value-type="float">
            <text:p>0.0165204107</text:p>
          </table:table-cell>
          <table:table-cell table:formula="of:=[.M64]/[.N64]" office:value-type="float" office:value="0.0188729135170158" calcext:value-type="float">
            <text:p>0.0188729135</text:p>
          </table:table-cell>
          <table:table-cell table:number-columns-repeated="72"/>
        </table:table-row>
        <table:table-row table:style-name="ro1" table:number-rows-repeated="11">
          <table:table-cell table:number-columns-repeated="92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6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8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5:07:15.376499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2.7.2$Linux_X86_64 LibreOffice_project/420m0$Build-2</meta:generator>
    <dc:date>2015-07-06T15:19:13.367435938</dc:date>
    <meta:editing-duration>PT13H1M12S</meta:editing-duration>
    <meta:editing-cycles>14</meta:editing-cycles>
    <meta:document-statistic meta:table-count="1" meta:cell-count="18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7cm" svg:y="0.242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301cm" svg:width="11.55cm" svg:height="6.543cm">
          <chartooo:coordinate-region svg:x="3.063cm" svg:y="1.5cm" svg:width="9.63cm" svg:height="5.697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05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7:Sheet1.N50 Sheet1.I46:Sheet1.N46" chart:data-source-has-labels="row" svg:x="1.33cm" svg:y="1.301cm" svg:width="11.55cm" svg:height="6.544cm">
          <chartooo:coordinate-region svg:x="3.248cm" svg:y="1.501cm" svg:width="9.445cm" svg:height="5.697cm"/>
          <chart:axis chart:dimension="x" chart:name="primary-x" chart:style-name="ch5">
            <chart:title svg:x="6.571cm" svg:y="8.025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47:Sheet1.I50" chart:label-cell-address="Sheet1.I46:Sheet1.I46" chart:class="chart:scatter">
            <chart:domain table:cell-range-address="Sheet1.H47:Sheet1.H50"/>
            <chart:data-point chart:repeated="4"/>
          </chart:series>
          <chart:series chart:style-name="ch11" chart:values-cell-range-address="Sheet1.J47:Sheet1.J50" chart:label-cell-address="Sheet1.J46:Sheet1.J46" chart:class="chart:scatter">
            <chart:data-point chart:repeated="4"/>
          </chart:series>
          <chart:series chart:style-name="ch12" chart:values-cell-range-address="Sheet1.K47:Sheet1.K50" chart:label-cell-address="Sheet1.K46:Sheet1.K46" chart:class="chart:scatter">
            <chart:data-point chart:repeated="4"/>
          </chart:series>
          <chart:series chart:style-name="ch13" chart:values-cell-range-address="Sheet1.L47:Sheet1.L50" chart:label-cell-address="Sheet1.L46:Sheet1.L46" chart:class="chart:scatter">
            <chart:data-point chart:repeated="4"/>
          </chart:series>
          <chart:series chart:style-name="ch14" chart:values-cell-range-address="Sheet1.M47:Sheet1.M50" chart:label-cell-address="Sheet1.M46:Sheet1.M46" chart:class="chart:scatter">
            <chart:data-point chart:repeated="4"/>
          </chart:series>
          <chart:series chart:style-name="ch15" chart:values-cell-range-address="Sheet1.N47:Sheet1.N50" chart:label-cell-address="Sheet1.N46:Sheet1.N4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46:Sheet1.I46</svg:desc>
                </draw:g>
              </table:table-cell>
              <table:table-cell office:value-type="string">
                <text:p>Scale 12</text:p>
                <draw:g>
                  <svg:desc>Sheet1.J46:Sheet1.J46</svg:desc>
                </draw:g>
              </table:table-cell>
              <table:table-cell office:value-type="string">
                <text:p>Scale 15</text:p>
                <draw:g>
                  <svg:desc>Sheet1.K46:Sheet1.K46</svg:desc>
                </draw:g>
              </table:table-cell>
              <table:table-cell office:value-type="string">
                <text:p>Scale 18 </text:p>
                <draw:g>
                  <svg:desc>Sheet1.L46:Sheet1.L46</svg:desc>
                </draw:g>
              </table:table-cell>
              <table:table-cell office:value-type="string">
                <text:p>Scale 21</text:p>
                <draw:g>
                  <svg:desc>Sheet1.M46:Sheet1.M46</svg:desc>
                </draw:g>
              </table:table-cell>
              <table:table-cell office:value-type="string">
                <text:p>Scale24</text:p>
                <draw:g>
                  <svg:desc>Sheet1.N46:Sheet1.N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7:Sheet1.H50</svg:desc>
                </draw:g>
              </table:table-cell>
              <table:table-cell office:value-type="float" office:value="1867280">
                <text:p>1867280</text:p>
                <draw:g>
                  <svg:desc>Sheet1.I47:Sheet1.I50</svg:desc>
                </draw:g>
              </table:table-cell>
              <table:table-cell office:value-type="float" office:value="2058870">
                <text:p>2058870</text:p>
                <draw:g>
                  <svg:desc>Sheet1.J47:Sheet1.J50</svg:desc>
                </draw:g>
              </table:table-cell>
              <table:table-cell office:value-type="float" office:value="3695710">
                <text:p>3695710</text:p>
                <draw:g>
                  <svg:desc>Sheet1.K47:Sheet1.K50</svg:desc>
                </draw:g>
              </table:table-cell>
              <table:table-cell office:value-type="float" office:value="3890290">
                <text:p>3890290</text:p>
                <draw:g>
                  <svg:desc>Sheet1.L47:Sheet1.L50</svg:desc>
                </draw:g>
              </table:table-cell>
              <table:table-cell office:value-type="float" office:value="4003960">
                <text:p>4003960</text:p>
                <draw:g>
                  <svg:desc>Sheet1.M47:Sheet1.M50</svg:desc>
                </draw:g>
              </table:table-cell>
              <table:table-cell office:value-type="float" office:value="1954760">
                <text:p>1954760</text:p>
                <draw:g>
                  <svg:desc>Sheet1.N47:Sheet1.N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Scale vs TEPS OpenNebula</text:p>
        </chart:title>
        <chart:legend chart:legend-position="end" svg:x="13.201cm" svg:y="3.205cm" style:legend-expansion="high" chart:style-name="ch3"/>
        <chart:plot-area chart:style-name="ch4" table:cell-range-address="Sheet1.B31:Sheet1.G37" chart:data-source-has-labels="row" svg:x="1.331cm" svg:y="1.301cm" svg:width="11.55cm" svg:height="6.538cm">
          <chartooo:coordinate-region svg:x="3.249cm" svg:y="1.5cm" svg:width="9.445cm" svg:height="5.692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7">
            <chart:title svg:x="0.451cm" svg:y="5.474cm" chart:style-name="ch8">
              <text:p>mean TEPS</text:p>
            </chart:title>
            <chart:grid chart:style-name="ch9" chart:class="major"/>
          </chart:axis>
          <chart:series chart:style-name="ch10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1" chart:values-cell-range-address="Sheet1.D32:Sheet1.D37" chart:label-cell-address="Sheet1.D31:Sheet1.D31" chart:class="chart:scatter">
            <chart:data-point chart:repeated="6"/>
          </chart:series>
          <chart:series chart:style-name="ch12" chart:values-cell-range-address="Sheet1.E32:Sheet1.E37" chart:label-cell-address="Sheet1.E31:Sheet1.E31" chart:class="chart:scatter">
            <chart:data-point chart:repeated="6"/>
          </chart:series>
          <chart:series chart:style-name="ch13" chart:values-cell-range-address="Sheet1.F32:Sheet1.F37" chart:label-cell-address="Sheet1.F31:Sheet1.F31" chart:class="chart:scatter">
            <chart:data-point chart:repeated="6"/>
          </chart:series>
          <chart:series chart:style-name="ch14" chart:values-cell-range-address="Sheet1.G32:Sheet1.G37" chart:label-cell-address="Sheet1.G31:Sheet1.G31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2</text:p>
                <draw:g>
                  <svg:desc>Sheet1.C31:Sheet1.C31</svg:desc>
                </draw:g>
              </table:table-cell>
              <table:table-cell office:value-type="string">
                <text:p>Nodes 4</text:p>
                <draw:g>
                  <svg:desc>Sheet1.D31:Sheet1.D31</svg:desc>
                </draw:g>
              </table:table-cell>
              <table:table-cell office:value-type="string">
                <text:p>Nodes 8</text:p>
                <draw:g>
                  <svg:desc>Sheet1.E31:Sheet1.E31</svg:desc>
                </draw:g>
              </table:table-cell>
              <table:table-cell office:value-type="string">
                <text:p>Nodes 16</text:p>
                <draw:g>
                  <svg:desc>Sheet1.F31:Sheet1.F31</svg:desc>
                </draw:g>
              </table:table-cell>
              <table:table-cell office:value-type="string">
                <text:p>Nodes 32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607720">
                <text:p>1607720</text:p>
                <draw:g>
                  <svg:desc>Sheet1.C32:Sheet1.C37</svg:desc>
                </draw:g>
              </table:table-cell>
              <table:table-cell office:value-type="float" office:value="1529340">
                <text:p>1529340</text:p>
                <draw:g>
                  <svg:desc>Sheet1.D32:Sheet1.D37</svg:desc>
                </draw:g>
              </table:table-cell>
              <table:table-cell office:value-type="float" office:value="876545">
                <text:p>876545</text:p>
                <draw:g>
                  <svg:desc>Sheet1.E32:Sheet1.E37</svg:desc>
                </draw:g>
              </table:table-cell>
              <table:table-cell office:value-type="float" office:value="293197">
                <text:p>293197</text:p>
                <draw:g>
                  <svg:desc>Sheet1.F32:Sheet1.F37</svg:desc>
                </draw:g>
              </table:table-cell>
              <table:table-cell office:value-type="float" office:value="152490">
                <text:p>152490</text:p>
                <draw:g>
                  <svg:desc>Sheet1.G32:Sheet1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685250">
                <text:p>2685250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49830">
                <text:p>3149830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248450">
                <text:p>3248450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089450">
                <text:p>3089450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760010">
                <text:p>1760010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071cm" svg:y="0.316cm" chart:style-name="ch2">
          <text:p>Nodes vs Scale OpenNebula</text:p>
        </chart:title>
        <chart:legend chart:legend-position="end" svg:x="13.199cm" svg:y="2.958cm" style:legend-expansion="high" chart:style-name="ch3"/>
        <chart:plot-area chart:style-name="ch4" table:cell-range-address="Sheet1.I31:Sheet1.O36" chart:data-source-has-labels="row" svg:x="1.33cm" svg:y="1.301cm" svg:width="11.55cm" svg:height="6.543cm">
          <chartooo:coordinate-region svg:x="3.248cm" svg:y="1.5cm" svg:width="9.445cm" svg:height="5.697cm"/>
          <chart:axis chart:dimension="x" chart:name="primary-x" chart:style-name="ch5">
            <chart:title svg:x="5.804cm" svg:y="8.024cm" chart:style-name="ch6">
              <text:p>Number of nodes</text:p>
            </chart:title>
          </chart:axis>
          <chart:axis chart:dimension="y" chart:name="primary-y" chart:style-name="ch7">
            <chart:title svg:x="0.451cm" svg:y="5.476cm" chart:style-name="ch8">
              <text:p>mean TEPS</text:p>
            </chart:title>
            <chart:grid chart:style-name="ch9" chart:class="major"/>
          </chart:axis>
          <chart:series chart:style-name="ch10" chart:values-cell-range-address="Sheet1.J32:Sheet1.J36" chart:label-cell-address="Sheet1.J31:Sheet1.J31" chart:class="chart:scatter">
            <chart:domain table:cell-range-address="Sheet1.I32:Sheet1.I36"/>
            <chart:data-point chart:repeated="5"/>
          </chart:series>
          <chart:series chart:style-name="ch11" chart:values-cell-range-address="Sheet1.K32:Sheet1.K36" chart:label-cell-address="Sheet1.K31:Sheet1.K31" chart:class="chart:scatter">
            <chart:data-point chart:repeated="5"/>
          </chart:series>
          <chart:series chart:style-name="ch12" chart:values-cell-range-address="Sheet1.L32:Sheet1.L36" chart:label-cell-address="Sheet1.L31:Sheet1.L31" chart:class="chart:scatter">
            <chart:data-point chart:repeated="5"/>
          </chart:series>
          <chart:series chart:style-name="ch13" chart:values-cell-range-address="Sheet1.M32:Sheet1.M36" chart:label-cell-address="Sheet1.M31:Sheet1.M31" chart:class="chart:scatter">
            <chart:data-point chart:repeated="5"/>
          </chart:series>
          <chart:series chart:style-name="ch14" chart:values-cell-range-address="Sheet1.N32:Sheet1.N36" chart:label-cell-address="Sheet1.N31:Sheet1.N31" chart:class="chart:scatter">
            <chart:data-point chart:repeated="5"/>
          </chart:series>
          <chart:series chart:style-name="ch15" chart:values-cell-range-address="Sheet1.O32:Sheet1.O36" chart:label-cell-address="Sheet1.O31:Sheet1.O31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cale 9</text:p>
                <draw:g>
                  <svg:desc>Sheet1.J31:Sheet1.J31</svg:desc>
                </draw:g>
              </table:table-cell>
              <table:table-cell office:value-type="string">
                <text:p>Scale 12</text:p>
                <draw:g>
                  <svg:desc>Sheet1.K31:Sheet1.K31</svg:desc>
                </draw:g>
              </table:table-cell>
              <table:table-cell office:value-type="string">
                <text:p>Scale 15</text:p>
                <draw:g>
                  <svg:desc>Sheet1.L31:Sheet1.L31</svg:desc>
                </draw:g>
              </table:table-cell>
              <table:table-cell office:value-type="string">
                <text:p>Scale 18 </text:p>
                <draw:g>
                  <svg:desc>Sheet1.M31:Sheet1.M31</svg:desc>
                </draw:g>
              </table:table-cell>
              <table:table-cell office:value-type="string">
                <text:p>Scale 21</text:p>
                <draw:g>
                  <svg:desc>Sheet1.N31:Sheet1.N31</svg:desc>
                </draw:g>
              </table:table-cell>
              <table:table-cell office:value-type="string">
                <text:p>Scale24</text:p>
                <draw:g>
                  <svg:desc>Sheet1.O31:Sheet1.O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2:Sheet1.I36</svg:desc>
                </draw:g>
              </table:table-cell>
              <table:table-cell office:value-type="float" office:value="1607720">
                <text:p>1607720</text:p>
                <draw:g>
                  <svg:desc>Sheet1.J32:Sheet1.J36</svg:desc>
                </draw:g>
              </table:table-cell>
              <table:table-cell office:value-type="float" office:value="2685250">
                <text:p>2685250</text:p>
                <draw:g>
                  <svg:desc>Sheet1.K32:Sheet1.K36</svg:desc>
                </draw:g>
              </table:table-cell>
              <table:table-cell office:value-type="float" office:value="3149830">
                <text:p>3149830</text:p>
                <draw:g>
                  <svg:desc>Sheet1.L32:Sheet1.L36</svg:desc>
                </draw:g>
              </table:table-cell>
              <table:table-cell office:value-type="float" office:value="3248450">
                <text:p>3248450</text:p>
                <draw:g>
                  <svg:desc>Sheet1.M32:Sheet1.M36</svg:desc>
                </draw:g>
              </table:table-cell>
              <table:table-cell office:value-type="float" office:value="3089450">
                <text:p>3089450</text:p>
                <draw:g>
                  <svg:desc>Sheet1.N32:Sheet1.N36</svg:desc>
                </draw:g>
              </table:table-cell>
              <table:table-cell office:value-type="float" office:value="1760010">
                <text:p>1760010</text:p>
                <draw:g>
                  <svg:desc>Sheet1.O32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29340">
                <text:p>1529340</text:p>
              </table:table-cell>
              <table:table-cell office:value-type="float" office:value="1914650">
                <text:p>1914650</text:p>
              </table:table-cell>
              <table:table-cell office:value-type="float" office:value="2187710">
                <text:p>2187710</text:p>
              </table:table-cell>
              <table:table-cell office:value-type="float" office:value="3713420">
                <text:p>3713420</text:p>
              </table:table-cell>
              <table:table-cell office:value-type="float" office:value="3313190">
                <text:p>3313190</text:p>
              </table:table-cell>
              <table:table-cell office:value-type="float" office:value="1936160">
                <text:p>1936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